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1"/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Quizz2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number-columns-repeated="2"/>
          <table:table-cell table:style-name="ce4" office:value-type="percentage" office:value="-0.1" calcext:value-type="percentage">
            <text:p>-10.00%</text:p>
          </table:table-cell>
          <table:table-cell table:style-name="ce4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20000" calcext:value-type="float">
            <text:p>20,000</text:p>
          </table:table-cell>
          <table:table-cell office:value-type="float" office:value="80000000" calcext:value-type="float">
            <text:p>80,000,000</text:p>
          </table:table-cell>
          <table:table-cell table:formula="of:=MIN([.D2];[.E2])" office:value-type="float" office:value="800080000" calcext:value-type="float">
            <text:p>800,080,000</text:p>
          </table:table-cell>
          <table:table-cell table:style-name="ce2" table:formula="of:=MAX(4*1000000; 4*[.A2]+[.A2]*[.A2]*2)" office:value-type="float" office:value="800080000" calcext:value-type="float">
            <text:p>800,080,000</text:p>
          </table:table-cell>
          <table:table-cell table:style-name="ce3" table:formula="of:=MAX(4*1000000; 4*[.A2]+12*([.A2]+[.B2]))" office:value-type="float" office:value="960320000" calcext:value-type="float">
            <text:p>960,320,000</text:p>
          </table:table-cell>
          <table:table-cell table:style-name="ce2" table:formula="of:=[.C2]*0.9" office:value-type="float" office:value="720072000" calcext:value-type="float">
            <text:p>720,072,000</text:p>
          </table:table-cell>
          <table:table-cell table:style-name="ce2" table:formula="of:=[.C2]*1.1" office:value-type="float" office:value="880088000" calcext:value-type="float">
            <text:p>880,088,000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float" office:value="40000000" calcext:value-type="float">
            <text:p>40,000,000</text:p>
          </table:table-cell>
          <table:table-cell table:formula="of:=MIN([.D3];[.E3])" office:value-type="float" office:value="481600000" calcext:value-type="float">
            <text:p>481,600,000</text:p>
          </table:table-cell>
          <table:table-cell table:style-name="ce2" table:formula="of:=MAX(4*1000000; 4*[.A3]+[.A3]*[.A3]*2)" office:value-type="float" office:value="20000400000" calcext:value-type="float">
            <text:p>20,000,400,000</text:p>
          </table:table-cell>
          <table:table-cell table:style-name="ce3" table:formula="of:=MAX(4*1000000; 4*[.A3]+12*([.A3]+[.B3]))" office:value-type="float" office:value="481600000" calcext:value-type="float">
            <text:p>481,600,000</text:p>
          </table:table-cell>
          <table:table-cell table:style-name="ce2" table:formula="of:=[.C3]*0.9" office:value-type="float" office:value="433440000" calcext:value-type="float">
            <text:p>433,440,000</text:p>
          </table:table-cell>
          <table:table-cell table:style-name="ce2" table:formula="of:=[.C3]*1.1" office:value-type="float" office:value="529760000" calcext:value-type="float">
            <text:p>529,760,000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float" office:value="100000000" calcext:value-type="float">
            <text:p>100,000,000</text:p>
          </table:table-cell>
          <table:table-cell table:formula="of:=MIN([.D4];[.E4])" office:value-type="float" office:value="1201600000" calcext:value-type="float">
            <text:p>1,201,600,000</text:p>
          </table:table-cell>
          <table:table-cell table:style-name="ce2" table:formula="of:=MAX(4*1000000; 4*[.A4]+[.A4]*[.A4]*2)" office:value-type="float" office:value="20000400000" calcext:value-type="float">
            <text:p>20,000,400,000</text:p>
          </table:table-cell>
          <table:table-cell table:style-name="ce3" table:formula="of:=MAX(4*1000000; 4*[.A4]+12*([.A4]+[.B4]))" office:value-type="float" office:value="1201600000" calcext:value-type="float">
            <text:p>1,201,600,000</text:p>
          </table:table-cell>
          <table:table-cell table:style-name="ce2" table:formula="of:=[.C4]*0.9" office:value-type="float" office:value="1081440000" calcext:value-type="float">
            <text:p>1,081,440,000</text:p>
          </table:table-cell>
          <table:table-cell table:style-name="ce2" table:formula="of:=[.C4]*1.1" office:value-type="float" office:value="1321760000" calcext:value-type="float">
            <text:p>1,321,760,000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float" office:value="50000000" calcext:value-type="float">
            <text:p>50,000,000</text:p>
          </table:table-cell>
          <table:table-cell table:formula="of:=MIN([.D5];[.E5])" office:value-type="float" office:value="601600000" calcext:value-type="float">
            <text:p>601,600,000</text:p>
          </table:table-cell>
          <table:table-cell table:style-name="ce2" table:formula="of:=MAX(4*1000000; 4*[.A5]+[.A5]*[.A5]*2)" office:value-type="float" office:value="20000400000" calcext:value-type="float">
            <text:p>20,000,400,000</text:p>
          </table:table-cell>
          <table:table-cell table:style-name="ce3" table:formula="of:=MAX(4*1000000; 4*[.A5]+12*([.A5]+[.B5]))" office:value-type="float" office:value="601600000" calcext:value-type="float">
            <text:p>601,600,000</text:p>
          </table:table-cell>
          <table:table-cell table:style-name="ce2" table:formula="of:=[.C5]*0.9" office:value-type="float" office:value="541440000" calcext:value-type="float">
            <text:p>541,440,000</text:p>
          </table:table-cell>
          <table:table-cell table:style-name="ce2" table:formula="of:=[.C5]*1.1" office:value-type="float" office:value="661760000" calcext:value-type="float">
            <text:p>661,760,000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 table:style-name="ce4" office:value-type="percentage" office:value="-0.1" calcext:value-type="percentage">
            <text:p>-10.00%</text:p>
          </table:table-cell>
          <table:table-cell table:style-name="ce4" office:value-type="percentage" office:value="0.1" calcext:value-type="percentage">
            <text:p>10.00%</text:p>
          </table:table-cell>
          <table:table-cell table:style-name="Default" table:number-columns-repeated="5"/>
        </table:table-row>
        <table:table-row table:style-name="ro1">
          <table:table-cell table:style-name="ce5" office:value-type="float" office:value="3200000000" calcext:value-type="float">
            <text:p>3,200,000,000</text:p>
          </table:table-cell>
          <table:table-cell table:style-name="ce5" office:value-type="float" office:value="500000000" calcext:value-type="float">
            <text:p>500,000,000</text:p>
          </table:table-cell>
          <table:table-cell table:formula="of:=SQRT((32/31)*48000000*[.A2])" office:value-type="float" office:value="398189450.776483" calcext:value-type="float">
            <text:p>398,189,451</text:p>
          </table:table-cell>
          <table:table-cell table:formula="of:=0.9*[.C2]" office:value-type="float" office:value="358370505.698835" calcext:value-type="float">
            <text:p>358,370,506</text:p>
          </table:table-cell>
          <table:table-cell table:formula="of:=[.C2]*1.1" office:value-type="float" office:value="438008395.854132" calcext:value-type="float">
            <text:p>438,008,396</text:p>
          </table:table-cell>
          <table:table-cell table:number-columns-repeated="5"/>
        </table:table-row>
        <table:table-row table:style-name="ro1">
          <table:table-cell table:style-name="ce5" office:value-type="float" office:value="120000000" calcext:value-type="float">
            <text:p>120,000,000</text:p>
          </table:table-cell>
          <table:table-cell office:value-type="float" office:value="100000000" calcext:value-type="float">
            <text:p>100,000,000</text:p>
          </table:table-cell>
          <table:table-cell table:formula="of:=SQRT((32/31)*48000000*[.A3])" office:value-type="float" office:value="77109055.5746399" calcext:value-type="float">
            <text:p>77,109,056</text:p>
          </table:table-cell>
          <table:table-cell table:formula="of:=0.9*[.C3]" office:value-type="float" office:value="69398150.0171759" calcext:value-type="float">
            <text:p>69,398,150</text:p>
          </table:table-cell>
          <table:table-cell table:formula="of:=[.C3]*1.1" office:value-type="float" office:value="84819961.1321039" calcext:value-type="float">
            <text:p>84,819,961</text:p>
          </table:table-cell>
          <table:table-cell table:number-columns-repeated="5"/>
        </table:table-row>
        <table:table-row table:style-name="ro1">
          <table:table-cell table:style-name="ce5" office:value-type="float" office:value="1800000000" calcext:value-type="float">
            <text:p>1,800,000,000</text:p>
          </table:table-cell>
          <table:table-cell table:style-name="ce5" office:value-type="float" office:value="300000000" calcext:value-type="float">
            <text:p>300,000,000</text:p>
          </table:table-cell>
          <table:table-cell table:formula="of:=SQRT((32/31)*48000000*[.A4])" office:value-type="float" office:value="298642088.082362" calcext:value-type="float">
            <text:p>298,642,088</text:p>
          </table:table-cell>
          <table:table-cell table:formula="of:=0.9*[.C4]" office:value-type="float" office:value="268777879.274126" calcext:value-type="float">
            <text:p>268,777,879</text:p>
          </table:table-cell>
          <table:table-cell table:formula="of:=[.C4]*1.1" office:value-type="float" office:value="328506296.890599" calcext:value-type="float">
            <text:p>328,506,297</text:p>
          </table:table-cell>
          <table:table-cell table:number-columns-repeated="5"/>
        </table:table-row>
        <table:table-row table:style-name="ro1">
          <table:table-cell table:style-name="ce5" office:value-type="float" office:value="400000000" calcext:value-type="float">
            <text:p>400,000,000</text:p>
          </table:table-cell>
          <table:table-cell office:value-type="float" office:value="200000000" calcext:value-type="float">
            <text:p>200,000,000</text:p>
          </table:table-cell>
          <table:table-cell table:formula="of:=SQRT((32/31)*48000000*[.A5])" office:value-type="float" office:value="140781230.420499" calcext:value-type="float">
            <text:p>140,781,230</text:p>
          </table:table-cell>
          <table:table-cell table:formula="of:=0.9*[.C5]" office:value-type="float" office:value="126703107.378449" calcext:value-type="float">
            <text:p>126,703,107</text:p>
          </table:table-cell>
          <table:table-cell table:formula="of:=[.C5]*1.1" office:value-type="float" office:value="154859353.462549" calcext:value-type="float">
            <text:p>154,859,3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QRT((32/31)*48000000*[.A6])" office:value-type="float" office:value="0" calcext:value-type="float">
            <text:p>0</text:p>
          </table:table-cell>
          <table:table-cell table:formula="of:=0.9*[.C6]" office:value-type="float" office:value="0" calcext:value-type="float">
            <text:p>0</text:p>
          </table:table-cell>
          <table:table-cell table:formula="of:=[.C6]*1.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float" office:value="800000000" calcext:value-type="float">
            <text:p>800,000,000</text:p>
          </table:table-cell>
          <table:table-cell table:style-name="ce5" office:value-type="float" office:value="200000000" calcext:value-type="float">
            <text:p>200,000,000</text:p>
          </table:table-cell>
          <table:table-cell table:formula="of:=SQRT((32/31)*48000000*[.A7])" office:value-type="float" office:value="199094725.388242" calcext:value-type="float">
            <text:p>199,094,725</text:p>
          </table:table-cell>
          <table:table-cell table:formula="of:=0.9*[.C7]" office:value-type="float" office:value="179185252.849417" calcext:value-type="float">
            <text:p>179,185,253</text:p>
          </table:table-cell>
          <table:table-cell table:formula="of:=[.C7]*1.1" office:value-type="float" office:value="219004197.927066" calcext:value-type="float">
            <text:p>219,004,198</text:p>
          </table:table-cell>
          <table:table-cell table:number-columns-repeated="5"/>
        </table:table-row>
        <table:table-row table:style-name="ro1">
          <table:table-cell table:style-name="ce5" office:value-type="float" office:value="10000000000" calcext:value-type="float">
            <text:p>10,000,000,000</text:p>
          </table:table-cell>
          <table:table-cell table:style-name="ce5" office:value-type="float" office:value="500000000" calcext:value-type="float">
            <text:p>500,000,000</text:p>
          </table:table-cell>
          <table:table-cell table:formula="of:=SQRT((32/31)*48000000*[.A8])" office:value-type="float" office:value="703906152.102496" calcext:value-type="float">
            <text:p>703,906,152</text:p>
          </table:table-cell>
          <table:table-cell table:formula="of:=0.9*[.C8]" office:value-type="float" office:value="633515536.892246" calcext:value-type="float">
            <text:p>633,515,537</text:p>
          </table:table-cell>
          <table:table-cell table:formula="of:=[.C8]*1.1" office:value-type="float" office:value="774296767.312745" calcext:value-type="float">
            <text:p>774,296,767</text:p>
          </table:table-cell>
          <table:table-cell table:number-columns-repeated="5"/>
        </table:table-row>
        <table:table-row table:style-name="ro1">
          <table:table-cell table:style-name="ce5" office:value-type="float" office:value="400000000" calcext:value-type="float">
            <text:p>400,000,000</text:p>
          </table:table-cell>
          <table:table-cell table:style-name="ce5" office:value-type="float" office:value="200000000" calcext:value-type="float">
            <text:p>200,000,000</text:p>
          </table:table-cell>
          <table:table-cell table:formula="of:=SQRT((32/31)*48000000*[.A9])" office:value-type="float" office:value="140781230.420499" calcext:value-type="float">
            <text:p>140,781,230</text:p>
          </table:table-cell>
          <table:table-cell table:formula="of:=0.9*[.C9]" office:value-type="float" office:value="126703107.378449" calcext:value-type="float">
            <text:p>126,703,107</text:p>
          </table:table-cell>
          <table:table-cell table:formula="of:=[.C9]*1.1" office:value-type="float" office:value="154859353.462549" calcext:value-type="float">
            <text:p>154,859,353</text:p>
          </table:table-cell>
          <table:table-cell table:number-columns-repeated="5"/>
        </table:table-row>
        <table:table-row table:style-name="ro1">
          <table:table-cell table:style-name="ce5" office:value-type="float" office:value="10000000000" calcext:value-type="float">
            <text:p>10,000,000,000</text:p>
          </table:table-cell>
          <table:table-cell table:style-name="ce5" office:value-type="float" office:value="1000000000" calcext:value-type="float">
            <text:p>1,000,000,000</text:p>
          </table:table-cell>
          <table:table-cell table:formula="of:=SQRT((32/31)*48000000*[.A10])" office:value-type="float" office:value="703906152.102496" calcext:value-type="float">
            <text:p>703,906,152</text:p>
          </table:table-cell>
          <table:table-cell table:formula="of:=0.9*[.C10]" office:value-type="float" office:value="633515536.892246" calcext:value-type="float">
            <text:p>633,515,537</text:p>
          </table:table-cell>
          <table:table-cell table:formula="of:=[.C10]*1.1" office:value-type="float" office:value="774296767.312745" calcext:value-type="float">
            <text:p>774,296,76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ep 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buckets approx S/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ep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buckets/8 <text:s/>= bitmap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#items in a bucket = P/#buckets (From problem statemen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orst case (spacewise), all 1000000 frequent pairs hash to UNIQUE buckets so they create 1000000 1's in bitmap. Cannot be more than 1000000 frequent buckets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gnore 250000 * 4 space to count frequent item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= #buckets/8 + 12 * 1000000 * P/#bucke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t #buckets = S/4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1:51:47.561291244</meta:creation-date>
    <dc:date>2014-10-19T09:24:06.222301373</dc:date>
    <meta:editing-duration>PT18H45M41S</meta:editing-duration>
    <meta:editing-cycles>2</meta:editing-cycles>
    <meta:generator>LibreOffice/4.2.6.3$Linux_X86_64 LibreOffice_project/420m0$Build-3</meta:generator>
    <meta:document-statistic meta:table-count="2" meta:cell-count="89" meta:object-count="0"/>
  </office:meta>
</office:document-meta>
</file>